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4.25cm" fo:min-width="32.2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8.7cm" fo:min-width="32.25cm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3.75cm"/>
      <style:paragraph-properties style:writing-mode="lr-tb"/>
    </style:style>
    <style:style style:name="gr4" style:family="graphic" style:parent-style-name="standard" style:list-style-name="L1">
      <style:graphic-properties draw:fill-color="#bf0041" draw:textarea-horizontal-align="justify" draw:textarea-vertical-align="middle" draw:auto-grow-height="false" fo:min-height="1cm" fo:min-width="4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</style:style>
    <style:style style:name="gr10" style:family="graphic" style:parent-style-name="standard">
      <style:graphic-properties draw:fill-color="#bf0041" draw:textarea-horizontal-align="justify" draw:textarea-vertical-align="middle" draw:auto-grow-height="false" fo:min-height="0.75cm" fo:min-width="3.25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13" style:family="graphic" style:parent-style-name="objectwithoutfill">
      <style:graphic-properties draw:marker-end="Arrowheads_20_27" draw:marker-end-width="0.3cm" draw:fill="none" draw:textarea-vertical-align="middle"/>
    </style:style>
    <style:style style:name="gr14" style:family="graphic" style:parent-style-name="standard">
      <style:graphic-properties draw:fill-color="#bf0041" draw:textarea-horizontal-align="justify" draw:textarea-vertical-align="middle" draw:auto-grow-height="false" fo:min-height="1cm" fo:min-width="7.75cm"/>
      <style:paragraph-properties style:writing-mode="lr-tb"/>
    </style:style>
    <style:style style:name="gr15" style:family="graphic" style:parent-style-name="objectwithoutfill">
      <style:graphic-properties draw:marker-end="Arrowheads_20_31" draw:marker-end-width="0.3cm" draw:fill="none" draw:textarea-vertical-align="middle"/>
    </style:style>
    <style:style style:name="gr16" style:family="graphic" style:parent-style-name="objectwithoutfill">
      <style:graphic-properties draw:marker-end="Arrowheads_20_32" draw:marker-end-width="0.3cm" draw:fill="none" draw:textarea-vertical-align="middle"/>
    </style:style>
    <style:style style:name="gr17" style:family="graphic" style:parent-style-name="standard">
      <style:graphic-properties draw:fill-color="#bf0041" draw:textarea-horizontal-align="justify" draw:textarea-vertical-align="middle" draw:auto-grow-height="false" fo:min-height="1.25cm" fo:min-width="3.75cm"/>
      <style:paragraph-properties style:writing-mode="lr-tb"/>
    </style:style>
    <style:style style:name="gr18" style:family="graphic" style:parent-style-name="objectwithoutfill">
      <style:graphic-properties draw:marker-end="Arrowheads_20_33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75cm" fo:min-width="5.5cm"/>
      <style:paragraph-properties style:writing-mode="lr-tb"/>
    </style:style>
    <style:style style:name="gr20" style:family="graphic" style:parent-style-name="objectwithoutfill">
      <style:graphic-properties draw:marker-end="Arrowheads_20_34" draw:marker-end-width="0.3cm" draw:fill="none" draw:textarea-vertical-align="middle"/>
    </style:style>
    <style:style style:name="gr21" style:family="graphic" style:parent-style-name="standard">
      <style:graphic-properties draw:fill-color="#bf0041" draw:textarea-horizontal-align="justify" draw:textarea-vertical-align="middle" draw:auto-grow-height="false" fo:min-height="2cm" fo:min-width="4.75cm"/>
      <style:paragraph-properties style:writing-mode="lr-tb"/>
    </style:style>
    <style:style style:name="gr22" style:family="graphic" style:parent-style-name="objectwithoutfill">
      <style:graphic-properties draw:marker-end="Arrowheads_20_35" draw:marker-end-width="0.3cm" draw:fill="none" draw:textarea-vertical-align="middle"/>
    </style:style>
    <style:style style:name="gr23" style:family="graphic" style:parent-style-name="standard">
      <style:graphic-properties draw:fill-color="#bf0041" draw:textarea-horizontal-align="justify" draw:textarea-vertical-align="middle" draw:auto-grow-height="false" fo:min-height="1cm" fo:min-width="3.5cm"/>
      <style:paragraph-properties style:writing-mode="lr-tb"/>
    </style:style>
    <style:style style:name="gr24" style:family="graphic" style:parent-style-name="objectwithoutfill">
      <style:graphic-properties draw:marker-end="Arrowheads_20_36" draw:marker-end-width="0.3cm" draw:fill="none" draw:textarea-vertical-align="middle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2.25cm" fo:min-width="3.5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none" draw:textarea-vertical-align="middle"/>
    </style:style>
    <style:style style:name="gr27" style:family="graphic" style:parent-style-name="standard">
      <style:graphic-properties draw:fill-color="#bf0041" draw:textarea-horizontal-align="justify" draw:textarea-vertical-align="middle" draw:auto-grow-height="false" fo:min-height="1cm" fo:min-width="5.75cm"/>
      <style:paragraph-properties style:writing-mode="lr-tb"/>
    </style:style>
    <style:style style:name="gr28" style:family="graphic" style:parent-style-name="objectwithoutfill">
      <style:graphic-properties draw:marker-end="Arrowheads_20_38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2.5cm" fo:min-width="5.1cm"/>
      <style:paragraph-properties style:writing-mode="lr-tb"/>
    </style:style>
    <style:style style:name="gr30" style:family="graphic" style:parent-style-name="objectwithoutfill">
      <style:graphic-properties draw:marker-end="Arrowheads_20_39" draw:marker-end-width="0.3cm" draw:fill="none" draw:textarea-vertical-align="middle"/>
    </style:style>
    <style:style style:name="gr31" style:family="graphic" style:parent-style-name="objectwithoutfill">
      <style:graphic-properties draw:marker-end="Arrowheads_20_40" draw:marker-end-width="0.3cm" draw:fill="none" draw:textarea-vertical-align="middle"/>
    </style:style>
    <style:style style:name="gr32" style:family="graphic" style:parent-style-name="objectwithoutfill">
      <style:graphic-properties draw:marker-end="Arrowheads_20_41" draw:marker-end-width="0.3cm" draw:fill="none" draw:textarea-vertical-align="middle"/>
    </style:style>
    <style:style style:name="gr33" style:family="graphic" style:parent-style-name="objectwithoutfill">
      <style:graphic-properties draw:marker-end="Arrowheads_20_42" draw:marker-end-width="0.3cm" draw:fill="none" draw:textarea-vertical-align="middle"/>
    </style:style>
    <style:style style:name="gr34" style:family="graphic" style:parent-style-name="standard">
      <style:graphic-properties draw:fill-color="#bf0041" draw:textarea-horizontal-align="justify" draw:textarea-vertical-align="middle" draw:auto-grow-height="false" fo:min-height="0.851cm" fo:min-width="3.75cm"/>
      <style:paragraph-properties style:writing-mode="lr-tb"/>
    </style:style>
    <style:style style:name="gr35" style:family="graphic" style:parent-style-name="objectwithoutfill">
      <style:graphic-properties draw:marker-end="Arrowheads_20_43" draw:marker-end-width="0.3cm" draw:fill="none" draw:textarea-vertical-align="middle"/>
    </style:style>
    <style:style style:name="gr36" style:family="graphic" style:parent-style-name="objectwithoutfill">
      <style:graphic-properties draw:marker-end="Arrowheads_20_47" draw:marker-end-width="0.3cm" draw:fill="none" draw:textarea-vertical-align="middle"/>
    </style:style>
    <style:style style:name="gr37" style:family="graphic" style:parent-style-name="standard">
      <style:graphic-properties draw:fill-color="#bf0041" draw:textarea-horizontal-align="justify" draw:textarea-vertical-align="middle" draw:auto-grow-height="false" fo:min-height="1.23cm" fo:min-width="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3.25cm" fo:min-width="4.75cm"/>
      <style:paragraph-properties style:writing-mode="lr-tb"/>
    </style:style>
    <style:style style:name="gr39" style:family="graphic" style:parent-style-name="objectwithoutfill">
      <style:graphic-properties draw:marker-end="Arrowheads_20_51" draw:marker-end-width="0.3cm" draw:fill="none" draw:textarea-vertical-align="middle"/>
    </style:style>
    <style:style style:name="gr40" style:family="graphic" style:parent-style-name="objectwithoutfill">
      <style:graphic-properties draw:marker-end="Arrowheads_20_53" draw:marker-end-width="0.3cm" draw:fill="none" draw:textarea-vertical-align="middle"/>
    </style:style>
    <style:style style:name="gr41" style:family="graphic" style:parent-style-name="objectwithoutfill">
      <style:graphic-properties draw:marker-end="Arrowheads_20_54" draw:marker-end-width="0.3cm" draw:fill="none" draw:textarea-vertical-align="middle"/>
    </style:style>
    <style:style style:name="gr42" style:family="graphic" style:parent-style-name="objectwithoutfill">
      <style:graphic-properties draw:marker-end="Arrowheads_20_55" draw:marker-end-width="0.3cm" draw:fill="none" draw:textarea-vertical-align="middl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4.85cm" fo:min-width="9.9cm"/>
      <style:paragraph-properties style:writing-mode="lr-tb"/>
    </style:style>
    <style:style style:name="gr44" style:family="graphic" style:parent-style-name="standard" style:list-style-name="L1">
      <style:graphic-properties draw:fill-color="#bf0041" draw:textarea-horizontal-align="justify" draw:textarea-vertical-align="middle" draw:auto-grow-height="false" fo:min-height="1.5cm" fo:min-width="2.5cm"/>
      <style:paragraph-properties style:writing-mode="lr-tb"/>
    </style:style>
    <style:style style:name="gr45" style:family="graphic" style:parent-style-name="standard" style:list-style-name="L1">
      <style:graphic-properties draw:fill-color="#ffff00" draw:textarea-horizontal-align="justify" draw:textarea-vertical-align="middle" draw:auto-grow-height="false" fo:min-height="1.5cm" fo:min-width="2.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47" style:family="graphic" style:parent-style-name="standard">
      <style:graphic-properties draw:fill-color="#b4c7dc" draw:textarea-horizontal-align="justify" draw:textarea-vertical-align="middle" draw:auto-grow-height="false" fo:min-height="4.25cm" fo:min-width="17.5cm"/>
      <style:paragraph-properties style:writing-mode="lr-tb"/>
    </style:style>
    <style:style style:name="gr48" style:family="graphic" style:parent-style-name="standard">
      <style:graphic-properties draw:fill-color="#ff8000" draw:textarea-horizontal-align="justify" draw:textarea-vertical-align="middle" draw:auto-grow-height="false" fo:min-height="2.25cm" fo:min-width="4.25cm"/>
      <style:paragraph-properties style:writing-mode="lr-tb"/>
    </style:style>
    <style:style style:name="gr49" style:family="graphic" style:parent-style-name="standard">
      <style:graphic-properties draw:fill-color="#bf0041" draw:textarea-horizontal-align="justify" draw:textarea-vertical-align="middle" draw:auto-grow-height="false" fo:min-height="1.25cm" fo:min-width="4cm"/>
      <style:paragraph-properties style:writing-mode="lr-tb"/>
    </style:style>
    <style:style style:name="gr50" style:family="graphic" style:parent-style-name="standard">
      <style:graphic-properties draw:fill-color="#ff8000" draw:textarea-horizontal-align="justify" draw:textarea-vertical-align="middle" draw:auto-grow-height="false" fo:min-height="2cm" fo:min-width="5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52" style:family="graphic" style:parent-style-name="objectwithoutfill">
      <style:graphic-properties draw:marker-end="Arrowheads_20_59" draw:marker-end-width="0.3cm" draw:fill="none" draw:textarea-vertical-align="middle"/>
    </style:style>
    <style:style style:name="gr53" style:family="graphic" style:parent-style-name="objectwithoutfill">
      <style:graphic-properties draw:marker-end="Arrowheads_20_62" draw:marker-end-width="0.3cm" draw:fill="none" draw:textarea-vertical-align="middle"/>
    </style:style>
    <style:style style:name="gr54" style:family="graphic" style:parent-style-name="standard">
      <style:graphic-properties draw:fill-color="#bf0041" draw:textarea-horizontal-align="justify" draw:textarea-vertical-align="middle" draw:auto-grow-height="false" fo:min-height="1cm" fo:min-width="6cm"/>
      <style:paragraph-properties style:writing-mode="lr-tb"/>
    </style:style>
    <style:style style:name="gr55" style:family="graphic" style:parent-style-name="objectwithoutfill">
      <style:graphic-properties draw:marker-end="Arrowheads_20_65" draw:marker-end-width="0.3cm" draw:fill="none" draw:textarea-vertical-align="middle"/>
    </style:style>
    <style:style style:name="gr56" style:family="graphic" style:parent-style-name="standard">
      <style:graphic-properties draw:fill-color="#b4c7dc" draw:textarea-horizontal-align="justify" draw:textarea-vertical-align="middle" draw:auto-grow-height="false" fo:min-height="8.947cm" fo:min-width="19.139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2.75cm" fo:min-width="6.5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2.75cm" fo:min-width="5.75cm"/>
      <style:paragraph-properties style:writing-mode="lr-tb"/>
    </style:style>
    <style:style style:name="gr59" style:family="graphic" style:parent-style-name="standard">
      <style:graphic-properties draw:fill-color="#bf0041" draw:textarea-horizontal-align="justify" draw:textarea-vertical-align="middle" draw:auto-grow-height="false" fo:min-height="1cm" fo:min-width="4.5cm"/>
      <style:paragraph-properties style:writing-mode="lr-tb"/>
    </style:style>
    <style:style style:name="gr60" style:family="graphic" style:parent-style-name="objectwithoutfill">
      <style:graphic-properties draw:marker-end="Arrowheads_20_68" draw:marker-end-width="0.3cm" draw:fill="none" draw:textarea-vertical-align="middle"/>
    </style:style>
    <style:style style:name="gr61" style:family="graphic" style:parent-style-name="objectwithoutfill">
      <style:graphic-properties draw:marker-end="Arrowheads_20_69" draw:marker-end-width="0.3cm" draw:fill="none" draw:textarea-vertical-align="middle"/>
    </style:style>
    <style:style style:name="gr62" style:family="graphic" style:parent-style-name="standard">
      <style:graphic-properties draw:fill-color="#ffff00" draw:textarea-horizontal-align="justify" draw:textarea-vertical-align="middle" draw:auto-grow-height="false" fo:min-height="0.75cm" fo:min-width="6.25cm"/>
      <style:paragraph-properties style:writing-mode="lr-tb"/>
    </style:style>
    <style:style style:name="gr63" style:family="graphic" style:parent-style-name="objectwithoutfill">
      <style:graphic-properties draw:marker-end="Arrowheads_20_70" draw:marker-end-width="0.3cm" draw:fill="none" draw:textarea-vertical-align="middle"/>
    </style:style>
    <style:style style:name="gr64" style:family="graphic" style:parent-style-name="objectwithoutfill">
      <style:graphic-properties draw:marker-end="Arrowheads_20_71" draw:marker-end-width="0.3cm" draw:fill="none" draw:textarea-vertical-align="middl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8.95cm" fo:min-width="10.25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67" style:family="graphic" style:parent-style-name="objectwithoutfill">
      <style:graphic-properties draw:marker-end="Arrowheads_20_72" draw:marker-end-width="0.3cm" draw:fill="none" draw:textarea-vertical-align="middle"/>
    </style:style>
    <style:style style:name="gr68" style:family="graphic" style:parent-style-name="standard">
      <style:graphic-properties draw:fill-color="#ffff00" draw:textarea-horizontal-align="justify" draw:textarea-vertical-align="middle" draw:auto-grow-height="false" fo:min-height="1cm" fo:min-width="10.2cm"/>
      <style:paragraph-properties style:writing-mode="lr-tb"/>
    </style:style>
    <style:style style:name="gr69" style:family="graphic" style:parent-style-name="objectwithoutfill">
      <style:graphic-properties draw:marker-end="Arrowheads_20_73" draw:marker-end-width="0.3cm" draw:fill="none" draw:textarea-vertical-align="middle"/>
    </style:style>
    <style:style style:name="gr70" style:family="graphic" style:parent-style-name="standard">
      <style:graphic-properties draw:fill-color="#ff8000" draw:textarea-horizontal-align="justify" draw:textarea-vertical-align="middle" draw:auto-grow-height="false" fo:min-height="1.7cm" fo:min-width="3.25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2.25cm" fo:min-width="7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25cm" fo:min-width="3.7cm"/>
      <style:paragraph-properties style:writing-mode="lr-tb"/>
    </style:style>
    <style:style style:name="gr73" style:family="graphic" style:parent-style-name="standard">
      <style:graphic-properties draw:fill-color="#bf0041" draw:textarea-horizontal-align="justify" draw:textarea-vertical-align="middle" draw:auto-grow-height="false" fo:min-height="1.25cm" fo:min-width="4.5cm"/>
      <style:paragraph-properties style:writing-mode="lr-tb"/>
    </style:style>
    <style:style style:name="gr74" style:family="graphic" style:parent-style-name="standard">
      <style:graphic-properties draw:fill-color="#ff8000" draw:textarea-horizontal-align="justify" draw:textarea-vertical-align="middle" draw:auto-grow-height="false" fo:min-height="3cm" fo:min-width="7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2cm" fo:min-width="6cm"/>
      <style:paragraph-properties style:writing-mode="lr-tb"/>
    </style:style>
    <style:style style:name="gr76" style:family="graphic" style:parent-style-name="standard">
      <style:graphic-properties draw:fill-color="#bf0041" draw:textarea-horizontal-align="justify" draw:textarea-vertical-align="middle" draw:auto-grow-height="false" fo:min-height="1.25cm" fo:min-width="5cm"/>
      <style:paragraph-properties style:writing-mode="lr-tb"/>
    </style:style>
    <style:style style:name="gr77" style:family="graphic" style:parent-style-name="objectwithoutfill">
      <style:graphic-properties draw:marker-end="Arrowheads_20_74" draw:marker-end-width="0.3cm" draw:fill="none" draw:textarea-vertical-align="middle"/>
    </style:style>
    <style:style style:name="gr78" style:family="graphic" style:parent-style-name="objectwithoutfill">
      <style:graphic-properties draw:marker-end="Arrowheads_20_75" draw:marker-end-width="0.3cm" draw:fill="none" draw:textarea-vertical-align="middle"/>
    </style:style>
    <style:style style:name="gr79" style:family="graphic" style:parent-style-name="standard">
      <style:graphic-properties draw:fill-color="#ffff00" draw:textarea-horizontal-align="justify" draw:textarea-vertical-align="middle" draw:auto-grow-height="false" fo:min-height="1.25cm" fo:min-width="8.75cm"/>
      <style:paragraph-properties style:writing-mode="lr-tb"/>
    </style:style>
    <style:style style:name="gr80" style:family="graphic" style:parent-style-name="objectwithoutfill">
      <style:graphic-properties draw:marker-end="Arrowheads_20_76" draw:marker-end-width="0.3cm" draw:fill="none" draw:textarea-vertical-align="middle"/>
    </style:style>
    <style:style style:name="gr81" style:family="graphic" style:parent-style-name="objectwithoutfill">
      <style:graphic-properties draw:marker-end="Arrowheads_20_77" draw:marker-end-width="0.3cm" draw:fill="none" draw:textarea-vertical-align="middle"/>
    </style:style>
    <style:style style:name="gr82" style:family="graphic" style:parent-style-name="objectwithoutfill">
      <style:graphic-properties draw:marker-end="Arrowheads_20_78" draw:marker-end-width="0.3cm" draw:fill="none" draw:textarea-vertical-align="middle"/>
    </style:style>
    <style:style style:name="gr83" style:family="graphic" style:parent-style-name="objectwithoutfill">
      <style:graphic-properties draw:marker-end="Arrowheads_20_79" draw:marker-end-width="0.3cm" draw:fill="none" draw:textarea-vertical-align="middle"/>
    </style:style>
    <style:style style:name="gr84" style:family="graphic" style:parent-style-name="objectwithoutfill">
      <style:graphic-properties draw:marker-end="Arrowheads_20_80" draw:marker-end-width="0.3cm" draw:fill="none" draw:textarea-vertical-align="middle"/>
    </style:style>
    <style:style style:name="gr85" style:family="graphic" style:parent-style-name="objectwithoutfill">
      <style:graphic-properties draw:marker-end="Arrowheads_20_82" draw:marker-end-width="0.3cm" draw:fill="none" draw:textarea-vertical-align="middle"/>
    </style:style>
    <style:style style:name="gr86" style:family="graphic" style:parent-style-name="objectwithoutfill">
      <style:graphic-properties draw:marker-end="Arrowheads_20_83" draw:marker-end-width="0.3cm" draw:fill="none" draw:textarea-vertical-align="middle"/>
    </style:style>
    <style:style style:name="gr87" style:family="graphic" style:parent-style-name="objectwithoutfill">
      <style:graphic-properties draw:marker-end="Arrowheads_20_84" draw:marker-end-width="0.3cm" draw:fill="none" draw:textarea-vertical-align="middle"/>
    </style:style>
    <style:style style:name="gr88" style:family="graphic" style:parent-style-name="standard">
      <style:graphic-properties draw:stroke="none" draw:fill="none" fo:min-height="0.713cm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1.75cm" fo:min-width="3.25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1.25cm" fo:min-width="7.25cm"/>
      <style:paragraph-properties style:writing-mode="lr-tb"/>
    </style:style>
    <style:style style:name="gr91" style:family="graphic" style:parent-style-name="objectwithoutfill">
      <style:graphic-properties draw:marker-end="Arrowheads_20_85" draw:marker-end-width="0.3cm" draw:fill="none" draw:textarea-vertical-align="middle"/>
    </style:style>
    <style:style style:name="gr92" style:family="graphic" style:parent-style-name="objectwithoutfill">
      <style:graphic-properties draw:marker-end="Arrowheads_20_86" draw:marker-end-width="0.3cm" draw:fill="none" draw:textarea-vertical-align="middle"/>
    </style:style>
    <style:style style:name="gr93" style:family="graphic" style:parent-style-name="objectwithoutfill">
      <style:graphic-properties draw:marker-end="Arrowheads_20_87" draw:marker-end-width="0.3cm" draw:fill="none" draw:textarea-vertical-align="middle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17.45cm" fo:min-width="20.5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2.5cm" fo:min-width="5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3cm" fo:min-width="5.5cm"/>
      <style:paragraph-properties style:writing-mode="lr-tb"/>
    </style:style>
    <style:style style:name="gr97" style:family="graphic" style:parent-style-name="standard" style:list-style-name="L1">
      <style:graphic-properties draw:textarea-horizontal-align="justify" draw:textarea-vertical-align="middle" draw:auto-grow-height="false" fo:min-height="3.25cm" fo:min-width="6.25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99" style:family="graphic" style:parent-style-name="objectwithoutfill">
      <style:graphic-properties draw:marker-end="Arrowheads_20_22" draw:marker-end-width="0.3cm" draw:fill="none" draw:textarea-vertical-align="middle"/>
    </style:style>
    <style:style style:name="gr100" style:family="graphic" style:parent-style-name="objectwithoutfill">
      <style:graphic-properties draw:marker-end="Arrowheads_20_24" draw:marker-end-width="0.3cm" draw:fill="none" draw:textarea-vertical-align="middle"/>
    </style:style>
    <style:style style:name="gr101" style:family="graphic" style:parent-style-name="standard">
      <style:graphic-properties draw:textarea-horizontal-align="justify" draw:textarea-vertical-align="middle" draw:auto-grow-height="false" fo:min-height="2cm" fo:min-width="4.9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1.25cm" fo:min-width="8.5cm"/>
      <style:paragraph-properties style:writing-mode="lr-tb"/>
    </style:style>
    <style:style style:name="gr103" style:family="graphic" style:parent-style-name="standard">
      <style:graphic-properties draw:fill-color="#ffff00" draw:textarea-horizontal-align="justify" draw:textarea-vertical-align="middle" draw:auto-grow-height="false" fo:min-height="1.5cm" fo:min-width="6.75cm"/>
      <style:paragraph-properties style:writing-mode="lr-tb"/>
    </style:style>
    <style:style style:name="gr104" style:family="graphic" style:parent-style-name="standard" style:list-style-name="L1">
      <style:graphic-properties draw:fill-color="#729fcf" draw:textarea-horizontal-align="justify" draw:textarea-vertical-align="middle" draw:auto-grow-height="false" fo:min-height="1.5cm" fo:min-width="2.5cm"/>
      <style:paragraph-properties style:writing-mode="lr-tb"/>
    </style:style>
    <style:style style:name="gr105" style:family="graphic" style:parent-style-name="standard" style:list-style-name="L1">
      <style:graphic-properties draw:fill-color="#ff8000" draw:textarea-horizontal-align="justify" draw:textarea-vertical-align="middle" draw:auto-grow-height="false" fo:min-height="1.5cm" fo:min-width="2.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07" style:family="graphic" style:parent-style-name="objectwithoutfill">
      <style:graphic-properties draw:marker-end="Arrowheads_20_88" draw:marker-end-width="0.3cm" draw:fill="none" draw:textarea-vertical-align="middle"/>
    </style:style>
    <style:style style:name="gr108" style:family="graphic" style:parent-style-name="objectwithoutfill">
      <style:graphic-properties draw:marker-end="Arrowheads_20_89" draw:marker-end-width="0.3cm" draw:fill="none" draw:textarea-vertical-align="middle"/>
    </style:style>
    <style:style style:name="gr109" style:family="graphic" style:parent-style-name="objectwithoutfill">
      <style:graphic-properties draw:marker-end="Arrowheads_20_90" draw:marker-end-width="0.3cm" draw:fill="none" draw:textarea-vertical-align="middle"/>
    </style:style>
    <style:style style:name="gr110" style:family="graphic" style:parent-style-name="objectwithoutfill">
      <style:graphic-properties draw:marker-end="Arrowheads_20_91" draw:marker-end-width="0.3cm" draw:fill="none" draw:textarea-vertical-align="middle"/>
    </style:style>
    <style:style style:name="gr111" style:family="graphic" style:parent-style-name="standard">
      <style:graphic-properties draw:fill-color="#ffff00" draw:textarea-horizontal-align="justify" draw:textarea-vertical-align="middle" draw:auto-grow-height="false" fo:min-height="1.75cm" fo:min-width="3.75cm"/>
      <style:paragraph-properties style:writing-mode="lr-tb"/>
    </style:style>
    <style:style style:name="gr112" style:family="graphic" style:parent-style-name="objectwithoutfill">
      <style:graphic-properties draw:marker-end="Arrowheads_20_92" draw:marker-end-width="0.3cm" draw:fill="none" draw:textarea-vertical-align="middle"/>
    </style:style>
    <style:style style:name="gr113" style:family="graphic" style:parent-style-name="objectwithoutfill">
      <style:graphic-properties draw:marker-end="Arrowheads_20_93" draw:marker-end-width="0.3cm" draw:fill="none" draw:textarea-vertical-align="middle"/>
    </style:style>
    <style:style style:name="gr114" style:family="graphic" style:parent-style-name="objectwithoutfill">
      <style:graphic-properties draw:marker-end="Arrowheads_20_23" draw:marker-end-width="0.3cm" draw:fill="none" draw:textarea-vertical-align="middle"/>
    </style:style>
    <style:style style:name="gr115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4.5cm" fo:min-width="5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bf0041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0041"/>
      <style:paragraph-properties fo:text-align="center" style:writing-mode="lr-tb"/>
    </style:style>
    <style:style style:name="P7" style:family="paragraph">
      <loext:graphic-properties draw:fill-color="#ffff00"/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b4c7dc"/>
      <style:paragraph-properties fo:text-align="center" style:writing-mode="lr-tb"/>
    </style:style>
    <style:style style:name="P12" style:family="paragraph">
      <loext:graphic-properties draw:fill-color="#ff8000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75cm" svg:height="4.5cm" svg:x="1.25cm" svg:y="6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2.75cm" svg:height="8.95cm" svg:x="1.25cm" svg:y="60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25cm" svg:height="2.75cm" svg:x="1.751cm" svg:y="7.7cm">
          <text:p text:style-name="P2">Import </text:p>
          <text:p text:style-name="P2">Config </text:p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5cm" svg:height="1.25cm" svg:x="2.901cm" svg:y="13.25cm">
          <text:p text:style-name="P2">proxy_terms_lst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4.5cm" svg:height="3cm" svg:x="3.151cm" svg:y="15.75cm">
          <text:p text:style-name="P3">Joins proxy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s" svg:x1="6.001cm" svg:y1="9.075cm" svg:x2="13.25cm" svg:y2="11.975cm" draw:start-shape="id1" draw:start-glue-point="1" draw:end-shape="id2" draw:end-glue-point="3" svg:d="M6001 9075h501l6247 2900h501" svg:viewBox="0 0 7250 2901">
          <text:p/>
        </draw:connector>
        <draw:connector draw:style-name="gr7" draw:text-style-name="P5" draw:layer="layout" draw:line-skew="0.401cm" svg:x1="1.751cm" svg:y1="9.075cm" svg:x2="2.901cm" svg:y2="11.875cm" draw:start-shape="id1" draw:start-glue-point="3" svg:d="M1751 9075h-100v2800h1250" svg:viewBox="0 0 1251 2801">
          <text:p/>
        </draw:connector>
        <draw:connector draw:style-name="gr8" draw:text-style-name="P5" draw:layer="layout" svg:x1="1.751cm" svg:y1="9.075cm" svg:x2="2.901cm" svg:y2="13.875cm" draw:start-shape="id1" draw:start-glue-point="3" draw:end-shape="id3" draw:end-glue-point="3" svg:d="M1751 9075h-501v4800h1651" svg:viewBox="0 0 1652 4801">
          <text:p/>
        </draw:connector>
        <draw:connector draw:style-name="gr9" draw:text-style-name="P5" draw:layer="layout" draw:type="line" svg:x1="5.401cm" svg:y1="14.5cm" svg:x2="5.401cm" svg:y2="15.75cm" draw:start-shape="id3" draw:start-glue-point="2" draw:end-shape="id4" draw:end-glue-point="0" svg:d="M5401 14500v1250" svg:viewBox="0 0 1 1251">
          <text:p/>
        </draw:connector>
        <draw:custom-shape draw:style-name="gr10" draw:text-style-name="P6" xml:id="id5" draw:id="id5" draw:layer="layout" svg:width="3.75cm" svg:height="1cm" svg:x="3.401cm" svg:y="19.25cm">
          <text:p text:style-name="P3">DISAG_URL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.751cm" svg:y1="9.075cm" svg:x2="3.401cm" svg:y2="19.75cm" draw:start-shape="id1" draw:start-glue-point="3" draw:end-shape="id5" svg:d="M1751 9075h-501v10675h2151" svg:viewBox="0 0 2152 10676">
          <text:p/>
        </draw:connector>
        <draw:custom-shape draw:style-name="gr12" draw:text-style-name="P3" xml:id="id6" draw:id="id6" draw:layer="layout" svg:width="4.75cm" svg:height="2.25cm" svg:x="2.901cm" svg:y="21.1cm">
          <text:p text:style-name="P3">Get </text:p>
          <text:p text:style-name="P3">disaggregation </text:p>
          <text:p text:style-name="P3">report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5.276cm" svg:y1="20.25cm" svg:x2="5.276cm" svg:y2="21.1cm" draw:start-shape="id5" draw:start-glue-point="2" draw:end-shape="id6" svg:d="M5276 20250v850" svg:viewBox="0 0 1 851">
          <text:p/>
        </draw:connector>
        <draw:custom-shape draw:style-name="gr14" draw:text-style-name="P6" xml:id="id7" draw:id="id7" draw:layer="layout" svg:width="8.25cm" svg:height="1.25cm" svg:x="1.801cm" svg:y="29.05cm">
          <text:p text:style-name="P3">GEO_DISAG_TERMS_LIST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1.751cm" svg:y1="9.075cm" svg:x2="1.801cm" svg:y2="29.675cm" draw:start-shape="id1" draw:start-glue-point="3" draw:end-shape="id7" svg:d="M1751 9075h-501v20600h551" svg:viewBox="0 0 552 20601">
          <text:p/>
        </draw:connector>
        <draw:custom-shape draw:style-name="gr5" draw:text-style-name="P3" xml:id="id8" draw:id="id8" draw:layer="layout" svg:width="4.5cm" svg:height="3cm" svg:x="3.651cm" svg:y="31.25cm">
          <text:p text:style-name="P3">Joins GEO </text:p>
          <text:p text:style-name="P3">DISAG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curve" svg:x1="5.926cm" svg:y1="30.3cm" svg:x2="5.901cm" svg:y2="31.25cm" draw:start-shape="id7" draw:start-glue-point="2" draw:end-shape="id8" draw:end-glue-point="0" svg:d="M5926 30300c0 712-25 238-25 950" svg:viewBox="0 0 26 951">
          <text:p/>
        </draw:connector>
        <draw:custom-shape draw:style-name="gr17" draw:text-style-name="P6" xml:id="id9" draw:id="id9" draw:layer="layout" svg:width="4.25cm" svg:height="1.5cm" svg:x="3.751cm" svg:y="35.1cm">
          <text:p text:style-name="P3">Regex pattern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5.901cm" svg:y1="34.25cm" svg:x2="5.876cm" svg:y2="35.1cm" draw:start-shape="id8" draw:start-glue-point="2" draw:end-shape="id9" draw:end-glue-point="0" svg:d="M5901 34250c0 637-25 213-25 850" svg:viewBox="0 0 26 851">
          <text:p/>
        </draw:connector>
        <draw:custom-shape draw:style-name="gr19" draw:text-style-name="P3" xml:id="id10" draw:id="id10" draw:layer="layout" svg:width="6cm" svg:height="5cm" svg:x="10.301cm" svg:y="31.35cm">
          <text:p text:style-name="P3">Check if </text:p>
          <text:p text:style-name="P3">“Disaggregations” </text:p>
          <text:p text:style-name="P3">column</text:p>
          <text:p text:style-name="P3">in disag_df </text:p>
          <text:p text:style-name="P3">contains any </text:p>
          <text:p text:style-name="P2"><text:span text:style-name="T1">of the </text:span>GEO DISAG </text:p>
          <text:p text:style-name="P2">terms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8.001cm" svg:y1="35.85cm" svg:x2="10.301cm" svg:y2="33.85cm" draw:start-shape="id9" draw:start-glue-point="1" draw:end-shape="id10" draw:end-glue-point="3" svg:d="M8001 35850c1725 0 575-2000 2300-2000" svg:viewBox="0 0 2301 2001">
          <text:p/>
        </draw:connector>
        <draw:custom-shape draw:style-name="gr21" draw:text-style-name="P6" xml:id="id11" draw:id="id11" draw:layer="layout" svg:width="5.25cm" svg:height="2.25cm" svg:x="17.001cm" svg:y="34.75cm">
          <text:p text:style-name="P3">disag_df</text:p>
          <text:p text:style-name="P3">with “geo_disag” </text:p>
          <text:p text:style-name="P3">True/False column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16.301cm" svg:y1="33.85cm" svg:x2="19.626cm" svg:y2="34.75cm" draw:start-shape="id10" draw:start-glue-point="1" draw:end-shape="id11" draw:end-glue-point="0" svg:d="M16301 33850c2217 0 3325 300 3325 900" svg:viewBox="0 0 3326 901">
          <text:p/>
        </draw:connector>
        <draw:custom-shape draw:style-name="gr23" draw:text-style-name="P6" xml:id="id12" draw:id="id12" draw:layer="layout" svg:width="4cm" svg:height="1.25cm" svg:x="3.301cm" svg:y="24.1cm">
          <text:p text:style-name="P3">disag_df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5.276cm" svg:y1="23.35cm" svg:x2="5.301cm" svg:y2="24.1cm" draw:start-shape="id6" draw:start-glue-point="2" draw:end-shape="id12" draw:end-glue-point="0" svg:d="M5276 23350c0 562 25 188 25 750" svg:viewBox="0 0 26 751">
          <text:p/>
        </draw:connector>
        <draw:custom-shape draw:style-name="gr25" draw:text-style-name="P7" xml:id="id13" draw:id="id13" draw:layer="layout" svg:width="4cm" svg:height="2.5cm" svg:x="19.45cm" svg:y="38.25cm">
          <text:p text:style-name="P3">Output </text:p>
          <text:p text:style-name="P3">csv as</text:p>
          <text:p text:style-name="P3">'disag_df.csv'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curve" svg:x1="19.626cm" svg:y1="37cm" svg:x2="21.45cm" svg:y2="38.25cm" draw:start-shape="id11" draw:start-glue-point="2" draw:end-shape="id13" draw:end-glue-point="0" svg:d="M19626 37000c0 937 1824 313 1824 1250" svg:viewBox="0 0 1825 1251">
          <text:p/>
        </draw:connector>
        <draw:custom-shape draw:style-name="gr27" draw:text-style-name="P6" xml:id="id14" draw:id="id14" draw:layer="layout" svg:width="6.25cm" svg:height="1.25cm" svg:x="2.251cm" svg:y="38.55cm">
          <text:p text:style-name="P3">required_disag_cols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svg:x1="1.751cm" svg:y1="9.075cm" svg:x2="2.251cm" svg:y2="39.175cm" draw:start-shape="id1" draw:start-glue-point="3" draw:end-shape="id14" draw:end-glue-point="3" svg:d="M1751 9075h-501v30100h1001" svg:viewBox="0 0 1002 30101">
          <text:p/>
        </draw:connector>
        <draw:custom-shape draw:style-name="gr29" draw:text-style-name="P3" xml:id="id15" draw:id="id15" draw:layer="layout" svg:width="5.6cm" svg:height="2.75cm" svg:x="10.551cm" svg:y="37.6cm">
          <text:p text:style-name="P3">Limit disag_df</text:p>
          <text:p text:style-name="P3">To only the </text:p>
          <text:p text:style-name="P3">needed </text:p>
          <text:p text:style-name="P3">columns</text:p>
          <draw:enhanced-geometry svg:viewBox="0 0 21600 21600" draw:type="rectangle" draw:enhanced-path="M 0 0 L 21600 0 21600 21600 0 21600 0 0 Z N"/>
        </draw:custom-shape>
        <draw:connector draw:style-name="gr30" draw:text-style-name="P5" draw:layer="layout" draw:type="curve" svg:x1="7.301cm" svg:y1="24.725cm" svg:x2="13.301cm" svg:y2="31.35cm" draw:start-shape="id12" draw:start-glue-point="1" draw:end-shape="id10" draw:end-glue-point="0" svg:d="M7301 24725c4000 0 6000 2208 6000 6625" svg:viewBox="0 0 6001 6626">
          <text:p/>
        </draw:connector>
        <draw:connector draw:style-name="gr31" draw:text-style-name="P5" draw:layer="layout" draw:type="curve" svg:x1="8.501cm" svg:y1="39.175cm" svg:x2="10.551cm" svg:y2="38.975cm" draw:start-shape="id14" draw:start-glue-point="1" draw:end-shape="id15" draw:end-glue-point="3" svg:d="M8501 39175c1537 0 513-200 2050-200" svg:viewBox="0 0 2051 201">
          <text:p/>
        </draw:connector>
        <draw:connector draw:style-name="gr32" draw:text-style-name="P5" draw:layer="layout" draw:type="curve" svg:x1="19.626cm" svg:y1="37cm" svg:x2="16.151cm" svg:y2="38.975cm" draw:start-shape="id11" draw:start-glue-point="2" draw:end-shape="id15" draw:end-glue-point="1" svg:d="M19626 37000c0 1317-1158 1975-3475 1975" svg:viewBox="0 0 3476 1976">
          <text:p/>
        </draw:connector>
        <draw:connector draw:style-name="gr33" draw:text-style-name="P5" draw:layer="layout" svg:x1="1.751cm" svg:y1="9.075cm" svg:x2="3.401cm" svg:y2="27.449cm" draw:start-shape="id1" draw:start-glue-point="3" draw:end-shape="id16" draw:end-glue-point="3" svg:d="M1751 9075h-501v18374h2151" svg:viewBox="0 0 2152 18375">
          <text:p/>
        </draw:connector>
        <draw:custom-shape draw:style-name="gr34" draw:text-style-name="P6" xml:id="id16" draw:id="id16" draw:layer="layout" svg:width="4.25cm" svg:height="1.101cm" svg:x="3.401cm" svg:y="26.899cm">
          <text:p text:style-name="P3">uk_terms_list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draw:type="curve" svg:x1="7.651cm" svg:y1="27.449cm" svg:x2="9.651cm" svg:y2="27.25cm" draw:start-shape="id16" draw:start-glue-point="1" draw:end-shape="id17" draw:end-glue-point="3" svg:d="M7651 27449c1500 0 500-199 2000-199" svg:viewBox="0 0 2001 200">
          <text:p/>
        </draw:connector>
        <draw:custom-shape draw:style-name="gr5" draw:text-style-name="P3" xml:id="id17" draw:id="id17" draw:layer="layout" svg:width="4.5cm" svg:height="3cm" svg:x="9.651cm" svg:y="25.75cm">
          <text:p text:style-name="P3">Joins uk_terms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ustom-shape draw:style-name="gr17" draw:text-style-name="P6" xml:id="id18" draw:id="id18" draw:layer="layout" svg:width="4.25cm" svg:height="1.5cm" svg:x="15.151cm" svg:y="28.25cm">
          <text:p text:style-name="P3">Regex pattern</text:p>
          <draw:enhanced-geometry svg:viewBox="0 0 21600 21600" draw:type="rectangle" draw:enhanced-path="M 0 0 L 21600 0 21600 21600 0 21600 0 0 Z N"/>
        </draw:custom-shape>
        <draw:connector draw:style-name="gr36" draw:text-style-name="P5" draw:layer="layout" draw:type="curve" svg:x1="14.151cm" svg:y1="27.25cm" svg:x2="15.151cm" svg:y2="29cm" draw:start-shape="id17" draw:start-glue-point="1" draw:end-shape="id18" draw:end-glue-point="3" svg:d="M14151 27250c750 0 250 1750 1000 1750" svg:viewBox="0 0 1001 1751">
          <text:p/>
        </draw:connector>
        <draw:custom-shape draw:style-name="gr37" draw:text-style-name="P6" xml:id="id19" draw:id="id19" draw:layer="layout" svg:width="5.5cm" svg:height="1.48cm" svg:x="2.901cm" svg:y="41.25cm">
          <text:p text:style-name="P3">suitability_test</text:p>
          <draw:enhanced-geometry svg:viewBox="0 0 21600 21600" draw:type="rectangle" draw:enhanced-path="M 0 0 L 21600 0 21600 21600 0 21600 0 0 Z N"/>
        </draw:custom-shape>
        <draw:custom-shape draw:style-name="gr38" draw:text-style-name="P3" xml:id="id20" draw:id="id20" draw:layer="layout" svg:width="5.25cm" svg:height="3.5cm" svg:x="9.401cm" svg:y="41.25cm">
          <text:p text:style-name="P3"><text:span text:style-name="T1">Join </text:span></text:p>
          <text:p text:style-name="P3">suitability_test </text:p>
          <text:p text:style-name="P3">terms </text:p>
          <text:p text:style-name="P3">into SQL query</text:p>
          <text:p text:style-name="P3">pattern</text:p>
          <draw:enhanced-geometry svg:viewBox="0 0 21600 21600" draw:type="rectangle" draw:enhanced-path="M 0 0 L 21600 0 21600 21600 0 21600 0 0 Z N"/>
        </draw:custom-shape>
        <draw:custom-shape draw:style-name="gr17" draw:text-style-name="P6" xml:id="id21" draw:id="id21" draw:layer="layout" svg:width="4.25cm" svg:height="1.5cm" svg:x="15.901cm" svg:y="42.5cm">
          <text:p text:style-name="P3">query pattern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.751cm" svg:y1="9.075cm" svg:x2="2.901cm" svg:y2="41.99cm" draw:start-shape="id1" draw:start-glue-point="3" draw:end-shape="id19" draw:end-glue-point="3" svg:d="M1751 9075h-501v32915h1651" svg:viewBox="0 0 1652 32916">
          <text:p/>
        </draw:connector>
        <draw:connector draw:style-name="gr40" draw:text-style-name="P5" draw:layer="layout" draw:type="curve" svg:x1="8.401cm" svg:y1="41.99cm" svg:x2="9.401cm" svg:y2="43cm" draw:start-shape="id19" draw:start-glue-point="1" draw:end-shape="id20" draw:end-glue-point="3" svg:d="M8401 41990c750 0 250 1010 1000 1010" svg:viewBox="0 0 1001 1011">
          <text:p/>
        </draw:connector>
        <draw:connector draw:style-name="gr41" draw:text-style-name="P5" draw:layer="layout" draw:type="curve" svg:x1="14.651cm" svg:y1="43cm" svg:x2="15.901cm" svg:y2="43.25cm" draw:start-shape="id20" draw:start-glue-point="1" draw:end-shape="id21" draw:end-glue-point="3" svg:d="M14651 43000c937 0 313 250 1250 250" svg:viewBox="0 0 1251 251">
          <text:p/>
        </draw:connector>
        <draw:connector draw:style-name="gr42" draw:text-style-name="P5" draw:layer="layout" draw:type="curve" svg:x1="20.151cm" svg:y1="43.25cm" svg:x2="19.5cm" svg:y2="25.25cm" draw:start-shape="id21" draw:start-glue-point="1" svg:d="M20151 43250c751 0 1077-18000-651-18000" svg:viewBox="0 0 1260 18001">
          <text:p/>
        </draw:connector>
        <draw:custom-shape draw:style-name="gr43" draw:text-style-name="P8" draw:layer="layout" svg:width="10.4cm" svg:height="5.1cm" svg:x="21.25cm" svg:y="1.75cm">
          <text:p text:style-name="P3"><text:span text:style-name="T2"/>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cm" svg:height="1.75cm" svg:x="24.75cm" svg:y="3cm">
          <text:p text:style-name="P2">Variable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cm" svg:height="1.75cm" svg:x="28.25cm" svg:y="3cm">
          <text:p text:style-name="P2">Output</text:p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19.25cm" svg:height="3.75cm" svg:x="1.75cm" svg:y="2.25cm">
          <draw:text-box>
            <text:p><text:span text:style-name="T3">SDMX Data Qualifer Process Diagram</text:span></text:p>
            <text:p>Updated 11<text:span text:style-name="T4">th</text:span> June, 2021</text:p>
          </draw:text-box>
        </draw:frame>
        <draw:custom-shape draw:style-name="gr47" draw:text-style-name="P11" draw:layer="layout" svg:width="18cm" svg:height="4.5cm" svg:x="15.75cm" svg:y="44.919cm">
          <text:p text:style-name="P3"><text:s/></text:p>
          <text:p text:style-name="P3"/>
          <text:p text:style-name="P3"><text:span text:style-name="T2">Getting unique </text:span></text:p>
          <text:p text:style-name="P3"><text:span text:style-name="T2">column headers </text:span></text:p>
          <text:p text:style-name="P3"><text:span text:style-name="T2">For inc_df datasets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xml:id="id22" draw:id="id22" draw:layer="layout" svg:width="4.75cm" svg:height="2.5cm" svg:x="28.75cm" svg:y="45.5cm">
          <text:p text:style-name="P3">Disaggregation </text:p>
          <text:p text:style-name="P3">report</text:p>
          <draw:enhanced-geometry svg:viewBox="0 0 21600 21600" draw:type="rectangle" draw:enhanced-path="M 0 0 L 21600 0 21600 21600 0 21600 0 0 Z N"/>
        </draw:custom-shape>
        <draw:custom-shape draw:style-name="gr49" draw:text-style-name="P6" xml:id="id24" draw:id="id24" draw:layer="layout" svg:width="4.5cm" svg:height="1.5cm" svg:x="16cm" svg:y="46.75cm">
          <text:p text:style-name="P3">unique_disags </text:p>
          <draw:enhanced-geometry svg:viewBox="0 0 21600 21600" draw:type="rectangle" draw:enhanced-path="M 0 0 L 21600 0 21600 21600 0 21600 0 0 Z N"/>
        </draw:custom-shape>
        <draw:custom-shape draw:style-name="gr50" draw:text-style-name="P12" xml:id="id25" draw:id="id25" draw:layer="layout" svg:width="5.5cm" svg:height="2.25cm" svg:x="2.25cm" svg:y="44.75cm">
          <text:p text:style-name="P3">Manually chosen </text:p>
          <text:p text:style-name="P3">column name </text:p>
          <text:p text:style-name="P3">mappings</text:p>
          <draw:enhanced-geometry svg:viewBox="0 0 21600 21600" draw:type="rectangle" draw:enhanced-path="M 0 0 L 21600 0 21600 21600 0 21600 0 0 Z N"/>
        </draw:custom-shape>
        <draw:custom-shape draw:style-name="gr51" draw:text-style-name="P3" xml:id="id23" draw:id="id23" draw:layer="layout" svg:width="3cm" svg:height="1cm" svg:x="23cm" svg:y="45.25cm">
          <text:p text:style-name="P3">Join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curve" svg:x1="28.75cm" svg:y1="46.75cm" svg:x2="26cm" svg:y2="45.75cm" draw:start-shape="id22" draw:start-glue-point="3" draw:end-shape="id23" draw:end-glue-point="1" svg:d="M28750 46750c-2062 0-688-1000-2750-1000" svg:viewBox="0 0 2751 1001">
          <text:p/>
        </draw:connector>
        <draw:connector draw:style-name="gr53" draw:text-style-name="P5" draw:layer="layout" draw:type="curve" svg:x1="23cm" svg:y1="45.75cm" svg:x2="20.5cm" svg:y2="47.5cm" draw:start-shape="id23" draw:start-glue-point="3" draw:end-shape="id24" svg:d="M23000 45750c-1875 0-625 1750-2500 1750" svg:viewBox="0 0 2501 1751">
          <text:p/>
        </draw:connector>
        <draw:custom-shape draw:style-name="gr54" draw:text-style-name="P6" xml:id="id26" draw:id="id26" draw:layer="layout" svg:width="6.5cm" svg:height="1.25cm" svg:x="8.25cm" svg:y="47.15cm">
          <text:p text:style-name="P3">mapped_columns_df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svg:x1="7.75cm" svg:y1="45.875cm" svg:x2="11.5cm" svg:y2="47.15cm" draw:start-shape="id25" draw:start-glue-point="1" draw:end-shape="id26" draw:end-glue-point="0" svg:d="M7750 45875c2500 0 3750 425 3750 1275" svg:viewBox="0 0 3751 1276">
          <text:p/>
        </draw:connector>
        <draw:custom-shape draw:style-name="gr56" draw:text-style-name="P11" draw:layer="layout" svg:width="19.639cm" svg:height="9.197cm" svg:x="2.611cm" svg:y="50.053cm">
          <text:p text:style-name="P3"/>
          <text:p text:style-name="P3"/>
          <text:p text:style-name="P3"/>
          <text:p text:style-name="P3"/>
          <text:p text:style-name="P3"/>
          <text:p text:style-name="P3"><text:s/><text:span text:style-name="T2">Get all disagregation values </text:span></text:p>
          <text:p text:style-name="P3"><text:span text:style-name="T2">and match them with their</text:span></text:p>
          <text:p text:style-name="P3"><text:span text:style-name="T2"><text:s/></text:span><text:span text:style-name="T2">respective column titles</text:span></text:p>
          <draw:enhanced-geometry svg:viewBox="0 0 21600 21600" draw:type="rectangle" draw:enhanced-path="M 0 0 L 21600 0 21600 21600 0 21600 0 0 Z N"/>
        </draw:custom-shape>
        <draw:custom-shape draw:style-name="gr57" draw:text-style-name="P3" xml:id="id27" draw:id="id27" draw:layer="layout" svg:width="7cm" svg:height="3cm" svg:x="3cm" svg:y="50.3cm">
          <text:p text:style-name="P3">Get all the value </text:p>
          <text:p text:style-name="P3">disaggregations for </text:p>
          <text:p text:style-name="P3">each column</text:p>
          <draw:enhanced-geometry svg:viewBox="0 0 21600 21600" draw:type="rectangle" draw:enhanced-path="M 0 0 L 21600 0 21600 21600 0 21600 0 0 Z N"/>
        </draw:custom-shape>
        <draw:custom-shape draw:style-name="gr58" draw:text-style-name="P3" xml:id="id28" draw:id="id28" draw:layer="layout" svg:width="6.25cm" svg:height="3cm" svg:x="11cm" svg:y="50.5cm">
          <text:p text:style-name="P3">Create the dataframe </text:p>
          <text:p text:style-name="P3">of vals and </text:p>
          <text:p text:style-name="P3">column match</text:p>
          <draw:enhanced-geometry svg:viewBox="0 0 21600 21600" draw:type="rectangle" draw:enhanced-path="M 0 0 L 21600 0 21600 21600 0 21600 0 0 Z N"/>
        </draw:custom-shape>
        <draw:custom-shape draw:style-name="gr59" draw:text-style-name="P6" xml:id="id29" draw:id="id29" draw:layer="layout" svg:width="5cm" svg:height="1.25cm" svg:x="16.8cm" svg:y="54.3cm">
          <text:p text:style-name="P3">val_col_pairs_df </text:p>
          <draw:enhanced-geometry svg:viewBox="0 0 21600 21600" draw:type="rectangle" draw:enhanced-path="M 0 0 L 21600 0 21600 21600 0 21600 0 0 Z N"/>
        </draw:custom-shape>
        <draw:connector draw:style-name="gr60" draw:text-style-name="P5" draw:layer="layout" draw:type="curve" svg:x1="10cm" svg:y1="51.8cm" svg:x2="11cm" svg:y2="52cm" draw:start-shape="id27" draw:start-glue-point="1" draw:end-shape="id28" draw:end-glue-point="3" svg:d="M10000 51800c750 0 250 200 1000 200" svg:viewBox="0 0 1001 201">
          <text:p/>
        </draw:connector>
        <draw:connector draw:style-name="gr61" draw:text-style-name="P5" draw:layer="layout" draw:type="curve" svg:x1="17.25cm" svg:y1="52cm" svg:x2="19.3cm" svg:y2="54.3cm" draw:start-shape="id28" draw:start-glue-point="1" draw:end-shape="id29" draw:end-glue-point="0" svg:d="M17250 52000c1367 0 2050 766 2050 2300" svg:viewBox="0 0 2051 2301">
          <text:p/>
        </draw:connector>
        <draw:custom-shape draw:style-name="gr62" draw:text-style-name="P7" xml:id="id30" draw:id="id30" draw:layer="layout" svg:width="6.75cm" svg:height="1cm" svg:x="14.5cm" svg:y="58cm">
          <text:p text:style-name="P3">val_col_pairs-#20.csv</text:p>
          <draw:enhanced-geometry svg:viewBox="0 0 21600 21600" draw:type="rectangle" draw:enhanced-path="M 0 0 L 21600 0 21600 21600 0 21600 0 0 Z N"/>
        </draw:custom-shape>
        <draw:connector draw:style-name="gr63" draw:text-style-name="P5" draw:layer="layout" draw:type="curve" svg:x1="19.3cm" svg:y1="55.55cm" svg:x2="17.875cm" svg:y2="58cm" draw:start-shape="id29" draw:start-glue-point="2" draw:end-shape="id30" svg:d="M19300 55550c0 1837-1425 613-1425 2450" svg:viewBox="0 0 1426 2451">
          <text:p/>
        </draw:connector>
        <draw:connector draw:style-name="gr64" draw:text-style-name="P5" draw:layer="layout" draw:type="curve" svg:x1="11.5cm" svg:y1="48.4cm" svg:x2="6.5cm" svg:y2="50.3cm" draw:start-shape="id26" draw:start-glue-point="2" draw:end-shape="id27" draw:end-glue-point="0" svg:d="M11500 48400c0 1425-5000 475-5000 1900" svg:viewBox="0 0 5001 1901">
          <text:p/>
        </draw:connector>
        <draw:custom-shape draw:style-name="gr65" draw:text-style-name="P11" draw:layer="layout" svg:width="10.75cm" svg:height="9.2cm" svg:x="22.75cm" svg:y="50.05cm">
          <text:p text:style-name="P3"/>
          <text:p text:style-name="P3"/>
          <text:p text:style-name="P3"><text:span text:style-name="T2">Swap SDG_column_names </text:span></text:p>
          <text:p text:style-name="P3"><text:span text:style-name="T2">col for SDMX_column_name </text:span></text:p>
          <text:p text:style-name="P3"><text:span text:style-name="T2">in sdg_col_names_vals_df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xml:id="id31" draw:id="id31" draw:layer="layout" svg:width="6.75cm" svg:height="3.75cm" svg:x="24.8cm" svg:y="50.45cm">
          <text:p text:style-name="P3"><text:s/>Create “sdmx_col_nm”</text:p>
          <text:p text:style-name="P3">column containing </text:p>
          <text:p text:style-name="P3">SDMX equivilent </text:p>
          <text:p text:style-name="P3">of all of the SDG </text:p>
          <text:p text:style-name="P3">column names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draw:type="curve" svg:x1="21.8cm" svg:y1="54.925cm" svg:x2="24.8cm" svg:y2="52.325cm" draw:start-shape="id29" draw:start-glue-point="1" draw:end-shape="id31" draw:end-glue-point="3" svg:d="M21800 54925c2250 0 750-2600 3000-2600" svg:viewBox="0 0 3001 2601">
          <text:p/>
        </draw:connector>
        <draw:custom-shape draw:style-name="gr68" draw:text-style-name="P7" xml:id="id32" draw:id="id32" draw:layer="layout" svg:width="10.7cm" svg:height="1.25cm" svg:x="22.8cm" svg:y="57.2cm">
          <text:p text:style-name="P3"><text:span text:style-name="T5">SDMX_colnames_values_matched-#21.csv</text:span>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curve" svg:x1="31.55cm" svg:y1="52.325cm" svg:x2="33.5cm" svg:y2="57.825cm" draw:start-shape="id31" draw:start-glue-point="1" draw:end-shape="id32" draw:end-glue-point="1" svg:d="M31550 52325c3676 0 2701 5500 1950 5500" svg:viewBox="0 0 2657 5501">
          <text:p/>
        </draw:connector>
        <draw:custom-shape draw:style-name="gr70" draw:text-style-name="P12" xml:id="id36" draw:id="id36" draw:layer="layout" svg:width="3.75cm" svg:height="1.95cm" svg:x="1.75cm" svg:y="60.8cm">
          <text:p text:style-name="P3">SDMX DSD</text:p>
          <draw:enhanced-geometry svg:viewBox="0 0 21600 21600" draw:type="rectangle" draw:enhanced-path="M 0 0 L 21600 0 21600 21600 0 21600 0 0 Z N"/>
        </draw:custom-shape>
        <draw:custom-shape draw:style-name="gr71" draw:text-style-name="P3" xml:id="id37" draw:id="id37" draw:layer="layout" svg:width="7.5cm" svg:height="2.5cm" svg:x="6.45cm" svg:y="60.5cm">
          <text:p text:style-name="P3">Get concept scheme </text:p>
          <text:p text:style-name="P3">from DSD</text:p>
          <draw:enhanced-geometry svg:viewBox="0 0 21600 21600" draw:type="rectangle" draw:enhanced-path="M 0 0 L 21600 0 21600 21600 0 21600 0 0 Z N"/>
        </draw:custom-shape>
        <draw:custom-shape draw:style-name="gr72" draw:text-style-name="P3" xml:id="id39" draw:id="id39" draw:layer="layout" svg:width="4.2cm" svg:height="1.5cm" svg:x="20.8cm" svg:y="61cm">
          <text:p text:style-name="P3">Get Excel </text:p>
          <text:p text:style-name="P3">tab name</text:p>
          <draw:enhanced-geometry svg:viewBox="0 0 21600 21600" draw:type="rectangle" draw:enhanced-path="M 0 0 L 21600 0 21600 21600 0 21600 0 0 Z N"/>
        </draw:custom-shape>
        <draw:custom-shape draw:style-name="gr73" draw:text-style-name="P6" xml:id="id38" draw:id="id38" draw:layer="layout" svg:width="5cm" svg:height="1.5cm" svg:x="14.95cm" svg:y="61cm">
          <text:p text:style-name="P3">concept_sch </text:p>
          <draw:enhanced-geometry svg:viewBox="0 0 21600 21600" draw:type="rectangle" draw:enhanced-path="M 0 0 L 21600 0 21600 21600 0 21600 0 0 Z N"/>
        </draw:custom-shape>
        <draw:custom-shape draw:style-name="gr58" draw:text-style-name="P3" xml:id="id40" draw:id="id40" draw:layer="layout" svg:width="6.25cm" svg:height="3cm" svg:x="26.5cm" svg:y="61cm">
          <text:p text:style-name="P3">Get the SDMX </text:p>
          <text:p text:style-name="P3">data from </text:p>
          <text:p text:style-name="P3">correct tab </text:p>
          <text:p text:style-name="P3">in the spreadsheet</text:p>
          <draw:enhanced-geometry svg:viewBox="0 0 21600 21600" draw:type="rectangle" draw:enhanced-path="M 0 0 L 21600 0 21600 21600 0 21600 0 0 Z N"/>
        </draw:custom-shape>
        <draw:custom-shape draw:style-name="gr74" draw:text-style-name="P12" xml:id="id41" draw:id="id41" draw:layer="layout" svg:width="7.5cm" svg:height="3.25cm" svg:x="26.25cm" svg:y="65.5cm">
          <text:p text:style-name="P3">Choose best match </text:p>
          <text:p text:style-name="P3">from “Name:En” </text:p>
          <text:p text:style-name="P3">column using human input</text:p>
          <draw:enhanced-geometry svg:viewBox="0 0 21600 21600" draw:type="rectangle" draw:enhanced-path="M 0 0 L 21600 0 21600 21600 0 21600 0 0 Z N"/>
        </draw:custom-shape>
        <draw:custom-shape draw:style-name="gr75" draw:text-style-name="P3" xml:id="id42" draw:id="id42" draw:layer="layout" svg:width="6.5cm" svg:height="2.25cm" svg:x="19cm" svg:y="65.25cm">
          <text:p text:style-name="P3">Return corresponding </text:p>
          <text:p text:style-name="P3">SDMX code</text:p>
          <draw:enhanced-geometry svg:viewBox="0 0 21600 21600" draw:type="rectangle" draw:enhanced-path="M 0 0 L 21600 0 21600 21600 0 21600 0 0 Z N"/>
        </draw:custom-shape>
        <draw:custom-shape draw:style-name="gr76" draw:text-style-name="P6" xml:id="id34" draw:id="id34" draw:layer="layout" svg:width="5.5cm" svg:height="1.5cm" svg:x="12.5cm" svg:y="66.5cm">
          <text:p text:style-name="P3">match_values_df </text:p>
          <draw:enhanced-geometry svg:viewBox="0 0 21600 21600" draw:type="rectangle" draw:enhanced-path="M 0 0 L 21600 0 21600 21600 0 21600 0 0 Z N"/>
        </draw:custom-shape>
        <draw:custom-shape draw:style-name="gr51" draw:text-style-name="P3" xml:id="id33" draw:id="id33" draw:layer="layout" svg:width="3cm" svg:height="1cm" svg:x="11.5cm" svg:y="64.75cm">
          <text:p text:style-name="P3">Join</text:p>
          <draw:enhanced-geometry svg:viewBox="0 0 21600 21600" draw:type="rectangle" draw:enhanced-path="M 0 0 L 21600 0 21600 21600 0 21600 0 0 Z N"/>
        </draw:custom-shape>
        <draw:connector draw:style-name="gr77" draw:text-style-name="P5" draw:layer="layout" draw:type="curve" svg:x1="19.3cm" svg:y1="55.55cm" svg:x2="13cm" svg:y2="64.75cm" draw:start-shape="id29" draw:start-glue-point="2" draw:end-shape="id33" draw:end-glue-point="0" svg:d="M19300 55550c0 6900-6300 2300-6300 9200" svg:viewBox="0 0 6301 9201">
          <text:p/>
        </draw:connector>
        <draw:connector draw:style-name="gr78" draw:text-style-name="P5" draw:layer="layout" draw:type="curve" svg:x1="15.25cm" svg:y1="66.5cm" svg:x2="14.5cm" svg:y2="65.25cm" draw:start-shape="id34" draw:start-glue-point="0" draw:end-shape="id33" draw:end-glue-point="1" svg:d="M15250 66500c0-834-250-1250-750-1250" svg:viewBox="0 0 751 1251">
          <text:p/>
        </draw:connector>
        <draw:custom-shape draw:style-name="gr79" draw:text-style-name="P7" xml:id="id43" draw:id="id43" draw:layer="layout" svg:width="9.25cm" svg:height="1.5cm" svg:x="1.75cm" svg:y="67.25cm">
          <text:p text:style-name="P3">code_mapping_44.csv</text:p>
          <draw:enhanced-geometry svg:viewBox="0 0 21600 21600" draw:type="rectangle" draw:enhanced-path="M 0 0 L 21600 0 21600 21600 0 21600 0 0 Z N"/>
        </draw:custom-shape>
        <draw:connector draw:style-name="gr80" draw:text-style-name="P5" draw:layer="layout" draw:type="curve" svg:x1="11.5cm" svg:y1="65.25cm" svg:x2="10.25cm" svg:y2="65.25cm" draw:start-shape="id33" draw:start-glue-point="3" draw:end-shape="id35" draw:end-glue-point="1" svg:d="M11500 65250h-1250" svg:viewBox="0 0 1251 1">
          <text:p/>
        </draw:connector>
        <draw:connector draw:style-name="gr81" draw:text-style-name="P5" draw:layer="layout" draw:type="curve" svg:x1="5.5cm" svg:y1="61.775cm" svg:x2="6.45cm" svg:y2="61.75cm" draw:start-shape="id36" draw:start-glue-point="1" draw:end-shape="id37" draw:end-glue-point="3" svg:d="M5500 61775c712 0 238-25 950-25" svg:viewBox="0 0 951 26">
          <text:p/>
        </draw:connector>
        <draw:connector draw:style-name="gr82" draw:text-style-name="P5" draw:layer="layout" draw:type="curve" svg:x1="13.95cm" svg:y1="61.75cm" svg:x2="14.95cm" svg:y2="61.75cm" draw:start-shape="id37" draw:start-glue-point="1" draw:end-shape="id38" draw:end-glue-point="3" svg:d="M13950 61750h1000" svg:viewBox="0 0 1001 1">
          <text:p/>
        </draw:connector>
        <draw:connector draw:style-name="gr83" draw:text-style-name="P5" draw:layer="layout" draw:type="curve" svg:x1="19.95cm" svg:y1="61.75cm" svg:x2="20.8cm" svg:y2="61.75cm" draw:start-shape="id38" draw:start-glue-point="1" draw:end-shape="id39" draw:end-glue-point="3" svg:d="M19950 61750h850" svg:viewBox="0 0 851 1">
          <text:p/>
        </draw:connector>
        <draw:connector draw:style-name="gr84" draw:text-style-name="P5" draw:layer="layout" draw:type="curve" svg:x1="25cm" svg:y1="61.75cm" svg:x2="26.5cm" svg:y2="62.5cm" draw:start-shape="id39" draw:start-glue-point="1" draw:end-shape="id40" draw:end-glue-point="3" svg:d="M25000 61750c1125 0 375 750 1500 750" svg:viewBox="0 0 1501 751">
          <text:p/>
        </draw:connector>
        <draw:connector draw:style-name="gr85" draw:text-style-name="P5" draw:layer="layout" draw:type="curve" svg:x1="29.625cm" svg:y1="64cm" svg:x2="30cm" svg:y2="65.5cm" draw:start-shape="id40" draw:start-glue-point="2" draw:end-shape="id41" draw:end-glue-point="0" svg:d="M29625 64000c0 1125 375 375 375 1500" svg:viewBox="0 0 376 1501">
          <text:p/>
        </draw:connector>
        <draw:connector draw:style-name="gr86" draw:text-style-name="P5" draw:layer="layout" draw:type="curve" svg:x1="26.25cm" svg:y1="67.125cm" svg:x2="25.5cm" svg:y2="66.375cm" draw:start-shape="id41" draw:start-glue-point="3" draw:end-shape="id42" draw:end-glue-point="1" svg:d="M26250 67125c-562 0-188-750-750-750" svg:viewBox="0 0 751 751">
          <text:p/>
        </draw:connector>
        <draw:connector draw:style-name="gr87" draw:text-style-name="P5" draw:layer="layout" draw:type="curve" svg:x1="19cm" svg:y1="66.375cm" svg:x2="18cm" svg:y2="67.25cm" draw:start-shape="id42" draw:start-glue-point="3" draw:end-shape="id34" draw:end-glue-point="1" svg:d="M19000 66375c-750 0-250 875-1000 875" svg:viewBox="0 0 1001 876">
          <text:p/>
        </draw:connector>
        <draw:frame draw:style-name="gr88" draw:text-style-name="P13" draw:layer="layout" svg:width="1.874cm" svg:height="0.963cm" svg:x="21.5cm" svg:y="1.75cm">
          <draw:text-box>
            <text:p><text:span text:style-name="T2">Key:</text:span></text:p>
          </draw:text-box>
        </draw:frame>
        <draw:custom-shape draw:style-name="gr89" draw:text-style-name="P11" draw:layer="layout" svg:width="3.75cm" svg:height="2cm" draw:transform="rotate (1.56521127318851) translate (22.329cm 6.744cm)">
          <text:p text:style-name="P3">Process </text:p>
          <text:p text:style-name="P3">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" xml:id="id35" draw:id="id35" draw:layer="layout" svg:width="7.75cm" svg:height="1.5cm" svg:x="2.5cm" svg:y="64.5cm">
          <text:p text:style-name="P3">Formatting to </text:p>
          <text:p text:style-name="P3">SDMX requirements</text:p>
          <draw:enhanced-geometry svg:viewBox="0 0 21600 21600" draw:type="rectangle" draw:enhanced-path="M 0 0 L 21600 0 21600 21600 0 21600 0 0 Z N"/>
        </draw:custom-shape>
        <draw:connector draw:style-name="gr91" draw:text-style-name="P5" draw:layer="layout" draw:type="curve" svg:x1="6.375cm" svg:y1="66cm" svg:x2="6.375cm" svg:y2="67.25cm" draw:start-shape="id35" draw:start-glue-point="2" draw:end-shape="id43" draw:end-glue-point="0" svg:d="M6375 66000v1250" svg:viewBox="0 0 1 1251">
          <text:p/>
        </draw:connector>
        <draw:custom-shape draw:style-name="gr50" draw:text-style-name="P12" xml:id="id44" draw:id="id44" draw:layer="layout" svg:width="5.5cm" svg:height="2.25cm" svg:x="1.75cm" svg:y="70.25cm">
          <text:p text:style-name="P3">Manually chosen </text:p>
          <text:p text:style-name="P3">column name </text:p>
          <text:p text:style-name="P3">mappings</text:p>
          <draw:enhanced-geometry svg:viewBox="0 0 21600 21600" draw:type="rectangle" draw:enhanced-path="M 0 0 L 21600 0 21600 21600 0 21600 0 0 Z N"/>
        </draw:custom-shape>
        <draw:custom-shape draw:style-name="gr90" draw:text-style-name="P3" xml:id="id45" draw:id="id45" draw:layer="layout" svg:width="7.75cm" svg:height="1.5cm" svg:x="8.75cm" svg:y="70.65cm">
          <text:p text:style-name="P3">Formatting to </text:p>
          <text:p text:style-name="P3">SDMX requirements</text:p>
          <draw:enhanced-geometry svg:viewBox="0 0 21600 21600" draw:type="rectangle" draw:enhanced-path="M 0 0 L 21600 0 21600 21600 0 21600 0 0 Z N"/>
        </draw:custom-shape>
        <draw:custom-shape draw:style-name="gr79" draw:text-style-name="P7" xml:id="id46" draw:id="id46" draw:layer="layout" svg:width="9.25cm" svg:height="1.5cm" svg:x="18cm" svg:y="70.65cm">
          <text:p text:style-name="P3">code_mapping_44.csv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draw:type="curve" svg:x1="7.25cm" svg:y1="71.375cm" svg:x2="8.75cm" svg:y2="71.4cm" draw:start-shape="id44" draw:start-glue-point="1" draw:end-shape="id45" draw:end-glue-point="3" svg:d="M7250 71375c1125 0 375 25 1500 25" svg:viewBox="0 0 1501 26">
          <text:p/>
        </draw:connector>
        <draw:connector draw:style-name="gr93" draw:text-style-name="P5" draw:layer="layout" draw:type="curve" svg:x1="16.5cm" svg:y1="71.4cm" svg:x2="18cm" svg:y2="71.4cm" draw:start-shape="id45" draw:start-glue-point="1" draw:end-shape="id46" draw:end-glue-point="3" svg:d="M16500 71400h1500" svg:viewBox="0 0 1501 1">
          <text:p/>
        </draw:connector>
        <draw:custom-shape draw:style-name="gr94" draw:text-style-name="P11" draw:layer="layout" svg:width="21cm" svg:height="17.7cm" svg:x="12.5cm" svg:y="7.0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25cm" svg:height="2.75cm" svg:x="13.25cm" svg:y="10.6cm">
          <text:p text:style-name="P3">Read all the </text:p>
          <text:p text:style-name="P3">meta data </text:p>
          <text:p text:style-name="P3">from UK site</text:p>
          <draw:enhanced-geometry svg:viewBox="0 0 21600 21600" draw:type="rectangle" draw:enhanced-path="M 0 0 L 21600 0 21600 21600 0 21600 0 0 Z N"/>
        </draw:custom-shape>
        <draw:custom-shape draw:style-name="gr95" draw:text-style-name="P3" xml:id="id50" draw:id="id50" draw:layer="layout" svg:width="5.5cm" svg:height="2.75cm" svg:x="18.95cm" svg:y="10.6cm">
          <text:p text:style-name="P3">Limit meta_data_df</text:p>
          <text:p text:style-name="P3">To only the </text:p>
          <text:p text:style-name="P3">needed </text:p>
          <text:p text:style-name="P3">columns</text:p>
          <draw:enhanced-geometry svg:viewBox="0 0 21600 21600" draw:type="rectangle" draw:enhanced-path="M 0 0 L 21600 0 21600 21600 0 21600 0 0 Z N"/>
        </draw:custom-shape>
        <draw:custom-shape draw:style-name="gr96" draw:text-style-name="P3" xml:id="id52" draw:id="id52" draw:layer="layout" svg:width="6cm" svg:height="3.25cm" svg:x="27.25cm" svg:y="15.1cm">
          <text:p text:style-name="P3">Remove indicator</text:p>
          <text:p text:style-name="P3"><text:s/>if “other_info” </text:p>
          <text:p text:style-name="P3">field contains any </text:p>
          <text:p text:style-name="P3">of the proxy ter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" xml:id="id47" draw:id="id47" draw:layer="layout" svg:width="6.75cm" svg:height="3.5cm" svg:x="18.75cm" svg:y="14.95cm">
          <text:p text:style-name="P2">QA:Check if any of the </text:p>
          <text:p text:style-name="P2">proxies also have </text:p>
          <text:p text:style-name="P2">the wording implying </text:p>
          <text:p text:style-name="P2">it’s an official indicator</text:p>
          <draw:enhanced-geometry svg:viewBox="0 0 21600 21600" draw:type="rectangle" draw:enhanced-path="M 0 0 L 21600 0 21600 21600 0 21600 0 0 Z N"/>
        </draw:custom-shape>
        <draw:custom-shape draw:style-name="gr98" draw:text-style-name="P3" xml:id="id48" draw:id="id48" draw:layer="layout" svg:width="2cm" svg:height="2cm" svg:x="13.75cm" svg:y="13.85cm">
          <text:p text:style-name="P3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8" draw:text-style-name="P3" xml:id="id49" draw:id="id49" draw:layer="layout" svg:width="2cm" svg:height="2cm" svg:x="13.5cm" svg:y="17.6cm">
          <text:p text:style-name="P3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9" draw:text-style-name="P5" draw:layer="layout" draw:type="curve" svg:x1="18.75cm" svg:y1="16.7cm" svg:x2="15.75cm" svg:y2="14.85cm" draw:start-shape="id47" draw:start-glue-point="3" draw:end-shape="id48" draw:end-glue-point="7" svg:d="M18750 16700c-2248 0-749-1850-3000-1850" svg:viewBox="0 0 3001 1851">
          <text:p/>
        </draw:connector>
        <draw:connector draw:style-name="gr100" draw:text-style-name="P5" draw:layer="layout" draw:type="curve" svg:x1="18.75cm" svg:y1="16.7cm" svg:x2="15.5cm" svg:y2="18.6cm" draw:start-shape="id47" draw:start-glue-point="3" draw:end-shape="id49" draw:end-glue-point="7" svg:d="M18750 16700c-2436 0-811 1900-3250 1900" svg:viewBox="0 0 3251 1901">
          <text:p/>
        </draw:connector>
        <draw:custom-shape draw:style-name="gr101" draw:text-style-name="P3" xml:id="id51" draw:id="id51" draw:layer="layout" svg:width="5.4cm" svg:height="2.25cm" svg:x="27.5cm" svg:y="11.1cm">
          <text:p text:style-name="P3">Remove archived</text:p>
          <text:p text:style-name="P3">indicators</text:p>
          <draw:enhanced-geometry svg:viewBox="0 0 21600 21600" draw:type="rectangle" draw:enhanced-path="M 0 0 L 21600 0 21600 21600 0 21600 0 0 Z N"/>
        </draw:custom-shape>
        <draw:custom-shape draw:style-name="gr102" draw:text-style-name="P3" xml:id="id53" draw:id="id53" draw:layer="layout" svg:width="9cm" svg:height="1.5cm" svg:x="16.2cm" svg:y="20cm">
          <text:p text:style-name="P3">Remove indicators that are not </text:p>
          <text:p text:style-name="P3">UK-only data</text:p>
          <draw:enhanced-geometry svg:viewBox="0 0 21600 21600" draw:type="rectangle" draw:enhanced-path="M 0 0 L 21600 0 21600 21600 0 21600 0 0 Z N"/>
        </draw:custom-shape>
        <draw:custom-shape draw:style-name="gr103" draw:text-style-name="P7" xml:id="id54" draw:id="id54" draw:layer="layout" svg:width="7.25cm" svg:height="1.75cm" svg:x="25.85cm" svg:y="22cm">
          <text:p text:style-name="P3">Intermediate output </text:p>
          <text:p text:style-name="P3">'meta_data.csv'</text:p>
          <draw:enhanced-geometry svg:viewBox="0 0 21600 21600" draw:type="rectangle" draw:enhanced-path="M 0 0 L 21600 0 21600 21600 0 21600 0 0 Z N"/>
        </draw:custom-shape>
        <draw:custom-shape draw:style-name="gr104" draw:text-style-name="P14" draw:layer="layout" svg:width="3cm" svg:height="1.75cm" svg:x="24.75cm" svg:y="5cm"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cm" svg:height="1.75cm" svg:x="28.25cm" svg:y="5cm">
          <text:p text:style-name="P2">Input</text:p>
          <draw:enhanced-geometry svg:viewBox="0 0 21600 21600" draw:type="rectangle" draw:enhanced-path="M 0 0 L 21600 0 21600 21600 0 21600 0 0 Z N"/>
        </draw:custom-shape>
        <draw:frame draw:style-name="gr106" draw:text-style-name="P17" draw:layer="layout" svg:width="19.75cm" svg:height="2.384cm" svg:x="13.25cm" svg:y="7.677cm">
          <draw:text-box>
            <text:p text:style-name="P16"><text:span text:style-name="T6">Import the metadata from the live site </text:span><text:span text:style-name="T2">and check the indicators for various attributes, eliminating those which are not suitable. </text:span></text:p>
          </draw:text-box>
        </draw:frame>
        <draw:connector draw:style-name="gr107" draw:text-style-name="P5" draw:layer="layout" svg:x1="17.5cm" svg:y1="11.975cm" svg:x2="18.95cm" svg:y2="11.975cm" draw:start-shape="id2" draw:start-glue-point="1" draw:end-shape="id50" draw:end-glue-point="3" svg:d="M17500 11975h1450" svg:viewBox="0 0 1451 1">
          <text:p/>
        </draw:connector>
        <draw:connector draw:style-name="gr108" draw:text-style-name="P5" draw:layer="layout" svg:x1="24.45cm" svg:y1="11.975cm" svg:x2="27.5cm" svg:y2="12.225cm" draw:start-shape="id50" draw:start-glue-point="1" draw:end-shape="id51" draw:end-glue-point="3" svg:d="M24450 11975h1525v250h1525" svg:viewBox="0 0 3051 251">
          <text:p/>
        </draw:connector>
        <draw:connector draw:style-name="gr109" draw:text-style-name="P5" draw:layer="layout" svg:x1="30.2cm" svg:y1="13.35cm" svg:x2="30.25cm" svg:y2="15.1cm" draw:start-shape="id51" draw:start-glue-point="2" draw:end-shape="id52" draw:end-glue-point="0" svg:d="M30200 13350v875h50v875" svg:viewBox="0 0 51 1751">
          <text:p/>
        </draw:connector>
        <draw:connector draw:style-name="gr110" draw:text-style-name="P5" draw:layer="layout" svg:x1="27.25cm" svg:y1="16.725cm" svg:x2="25.5cm" svg:y2="16.7cm" draw:start-shape="id52" draw:start-glue-point="3" draw:end-shape="id47" svg:d="M27250 16725h-875v-25h-875" svg:viewBox="0 0 1751 26">
          <text:p/>
        </draw:connector>
        <draw:custom-shape draw:style-name="gr111" draw:text-style-name="P7" xml:id="id55" draw:id="id55" draw:layer="layout" svg:width="4.25cm" svg:height="2cm" svg:x="9.75cm" svg:y="15.5cm">
          <text:p text:style-name="P3"><text:s/>Contradictions </text:p>
          <text:p text:style-name="P3">Found!</text:p>
          <draw:enhanced-geometry svg:viewBox="0 0 21600 21600" draw:type="rectangle" draw:enhanced-path="M 0 0 L 21600 0 21600 21600 0 21600 0 0 Z N"/>
        </draw:custom-shape>
        <draw:connector draw:style-name="gr112" draw:text-style-name="P5" draw:layer="layout" svg:x1="22.125cm" svg:y1="18.45cm" svg:x2="20.7cm" svg:y2="20cm" draw:start-shape="id47" draw:start-glue-point="2" draw:end-shape="id53" draw:end-glue-point="0" svg:d="M22125 18450v775h-1425v775" svg:viewBox="0 0 1426 1551">
          <text:p/>
        </draw:connector>
        <draw:connector draw:style-name="gr113" draw:text-style-name="P5" draw:layer="layout" svg:x1="25.2cm" svg:y1="20.75cm" svg:x2="29.475cm" svg:y2="22cm" draw:start-shape="id53" draw:start-glue-point="1" draw:end-shape="id54" draw:end-glue-point="0" svg:d="M25200 20750h4275v1250" svg:viewBox="0 0 4276 1251">
          <text:p/>
        </draw:connector>
        <draw:connector draw:style-name="gr114" draw:text-style-name="P5" draw:layer="layout" draw:type="curve" svg:x1="13.75cm" svg:y1="14.85cm" svg:x2="11.875cm" svg:y2="15.5cm" draw:start-shape="id48" draw:start-glue-point="5" draw:end-shape="id55" draw:end-glue-point="0" svg:d="M13750 14850c-1250 0-1875 216-1875 650" svg:viewBox="0 0 1876 651">
          <text:p/>
        </draw:connector>
        <draw:custom-shape draw:style-name="gr115" draw:text-style-name="P3" draw:layer="layout" svg:width="4cm" svg:height="2.25cm" svg:x="19cm" svg:y="22.25cm">
          <text:p text:style-name="P3"><text:span text:style-name="T1">Drop the </text:span></text:p>
          <text:p text:style-name="P3"><text:span text:style-name="T1">2020 </text:span></text:p>
          <text:p text:style-name="P3"><text:span text:style-name="T1">indicators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6" draw:text-style-name="P18" draw:layer="layout" svg:width="5.5cm" svg:height="4.75cm" svg:x="2.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7T18:10:11.204000000</meta:creation-date>
    <dc:date>2021-06-11T18:50:43.518000000</dc:date>
    <meta:editing-duration>PT7H22M28S</meta:editing-duration>
    <meta:editing-cycles>29</meta:editing-cycles>
    <meta:generator>LibreOffice/7.1.2.2$Windows_X86_64 LibreOffice_project/8a45595d069ef5570103caea1b71cc9d82b2aae4</meta:generator>
    <meta:document-statistic meta:object-count="127"/>
  </office:meta>
</office:document-meta>
</file>